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0e3f3d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0e3f3d" officeooo:paragraph-rsid="000e3f3d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6ebdb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16ebdb"/>
    </style:style>
    <style:style style:name="T1" style:family="text">
      <style:text-properties fo:font-size="32pt" officeooo:rsid="000e3f3d" style:font-size-asian="32pt" style:language-asian="ja" style:country-asian="JP" style:font-size-complex="32pt"/>
    </style:style>
    <style:style style:name="T2" style:family="text">
      <style:text-properties fo:font-size="32pt" officeooo:rsid="0016ebdb" style:font-size-asian="32pt" style:language-asian="ja" style:country-asian="JP" style:font-size-complex="32pt"/>
    </style:style>
    <style:style style:name="T3" style:family="text">
      <style:text-properties officeooo:rsid="0015c02c"/>
    </style:style>
    <style:style style:name="T4" style:family="text">
      <style:text-properties officeooo:rsid="0016ebdb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<text:span text:style-name="T4">This Week’s Sale</text:span></text:p>
      <text:p text:style-name="P4"/>
      <text:p text:style-name="P5"><text:ruby text:style-name="Ru1"><text:ruby-base><text:span text:style-name="T1">今週</text:span></text:ruby-base><text:ruby-text>こんしゅう</text:ruby-text></text:ruby><text:span text:style-name="T2">のセールは</text:span><text:ruby text:style-name="Ru1"><text:ruby-base><text:span text:style-name="T2">豆腐</text:span></text:ruby-base><text:ruby-text>とうふ</text:ruby-text></text:ruby><text:span text:style-name="T2">とチョコレートです。</text:span></text:p>
      <text:p text:style-name="P5"><text:ruby text:style-name="Ru1"><text:ruby-base><text:span text:style-name="T2">先週</text:span></text:ruby-base><text:ruby-text>せんしゅう</text:ruby-text></text:ruby><text:span text:style-name="T2">より</text:span><text:ruby text:style-name="Ru1"><text:ruby-base><text:span text:style-name="T2">安</text:span></text:ruby-base><text:ruby-text>やす</text:ruby-text></text:ruby><text:span text:style-name="T2">いです。</text:span></text:p>
      <text:p text:style-name="P5"><text:ruby text:style-name="Ru1"><text:ruby-base><text:span text:style-name="T2">豆腐</text:span></text:ruby-base><text:ruby-text>とうふ</text:ruby-text></text:ruby><text:span text:style-name="T2">は100</text:span><text:ruby text:style-name="Ru1"><text:ruby-base><text:span text:style-name="T2">円</text:span></text:ruby-base><text:ruby-text>えん</text:ruby-text></text:ruby><text:span text:style-name="T2">、そしてチョコレートは50</text:span><text:ruby text:style-name="Ru1"><text:ruby-base><text:span text:style-name="T2">円</text:span></text:ruby-base><text:ruby-text>えん</text:ruby-text></text:ruby><text:span text:style-name="T2">です。</text:span></text:p>
      <text:p text:style-name="P6"><text:ruby text:style-name="Ru1"><text:ruby-base><text:span text:style-name="T2">豆腐</text:span></text:ruby-base><text:ruby-text>とうふ</text:ruby-text></text:ruby><text:span text:style-name="T2">1</text:span><text:ruby text:style-name="Ru1"><text:ruby-base><text:span text:style-name="T2">個</text:span></text:ruby-base><text:ruby-text>こ</text:ruby-text></text:ruby><text:span text:style-name="T2">とチョコレート2</text:span><text:ruby text:style-name="Ru1"><text:ruby-base><text:span text:style-name="T2">個</text:span></text:ruby-base><text:ruby-text>こ</text:ruby-text></text:ruby><text:ruby text:style-name="Ru1"><text:ruby-base><text:span text:style-name="T2">買</text:span></text:ruby-base><text:ruby-text>か</text:ruby-text></text:ruby><text:span text:style-name="T2">いました。</text:span></text:p>
      <text:p text:style-name="P6"><text:ruby text:style-name="Ru1"><text:ruby-base><text:span text:style-name="T2">玉ねぎ</text:span></text:ruby-base><text:ruby-text>たま</text:ruby-text></text:ruby><text:span text:style-name="T2">も</text:span><text:ruby text:style-name="Ru1"><text:ruby-base><text:span text:style-name="T2">欲し</text:span></text:ruby-base><text:ruby-text>ほ</text:ruby-text></text:ruby><text:span text:style-name="T2">かった、けど</text:span><text:ruby text:style-name="Ru1"><text:ruby-base><text:span text:style-name="T2">忘</text:span></text:ruby-base><text:ruby-text>わす</text:ruby-text></text:ruby><text:span text:style-name="T2">れました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8T14:49:45.238717312</dc:date>
    <meta:editing-duration>PT2H1M35S</meta:editing-duration>
    <meta:editing-cycles>9</meta:editing-cycles>
    <meta:generator>LibreOffice/7.5.9.2$Linux_X86_64 LibreOffice_project/50$Build-2</meta:generator>
    <meta:document-statistic meta:table-count="0" meta:image-count="0" meta:object-count="0" meta:page-count="1" meta:paragraph-count="6" meta:word-count="92" meta:character-count="122" meta:non-whitespace-character-count="117"/>
  </office:meta>
</office:document-meta>
</file>